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text-position="super 58.3%"/>
    </style:style>
    <style:style style:name="P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2 placeholder:</text:p>
      <text:p text:style-name="P2"/>
      <text:p text:style-name="P3">Task 1:</text:p>
      <text:p text:style-name="Normal">To complete the first set of tasks I made a new local repository called ArchOSC<text:s/>assignment with the photos folder added into it. After that, I created a new document called lab 2 placeholder which was then saved into the local repository. Once the word doc was saved into the local repository, I took a screenshot of the repos contents which then got pasted into the word doc.</text:p>
      <text:p text:style-name="Normal"/>
      <text:p text:style-name="P4">Task 2:</text:p>
      <text:p text:style-name="Normal">For the second task I had to initialise a new repo in the ArchO9SC assignment<text:s/>folder. The way that I did this was by opening the command line inside the ArchOSC assignment folder. Then once I had the command line open in the correct folder,<text:s/>I had to type git init into the command line. What this did is it initialised an empty git repository in the folder.<text:s/></text:p>
      <text:p text:style-name="Normal"/>
      <text:p text:style-name="P5">Task 3:</text:p>
      <text:p text:style-name="Normal">For the 3<text:span text:style-name="T6">rd</text:span><text:s/>task I had to produce a repo on Github that my local repo can link to. To produce this<text:s/>I went onto Github and selected the new repo button; this took me to an options screen. I made the repo private, include a README.md as well as a. gitignore visual studio. Once I selected myself as the owner I had a new repo.</text:p>
      <text:p text:style-name="Normal"/>
      <text:p text:style-name="P7">Taks 4:</text:p>
      <text:p text:style-name="Normal">For this task I had to link both my local and online repo together and then pull the contents from my repo on Github onto the local repo. The way I achieved this is by using the command git remote add origin and then pasted the link to my online repo into the command. By using this command,<text:s/>I told the local repo where it should be looking if it is pulling or pushing information. Then to add the contents of my repo on Github to my local repo I used git pull origin main. This worked because<text:s/>I created that link between the two repos; this pulled the contents of my online repo to my local one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NRY COX</meta:initial-creator>
    <dc:creator>HENRY COX</dc:creator>
    <meta:creation-date>2026-02-03T11:03:00Z</meta:creation-date>
    <dc:date>2026-02-03T11:35:00Z</dc:date>
    <meta:template xlink:href="Normal" xlink:type="simple"/>
    <meta:editing-cycles>3</meta:editing-cycles>
    <meta:editing-duration>PT1920S</meta:editing-duration>
    <meta:document-statistic meta:page-count="2" meta:paragraph-count="3" meta:word-count="256" meta:character-count="1714" meta:row-count="12" meta:non-whitespace-character-count="1461"/>
  </office:meta>
</office:document-meta>
</file>